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</style:style>
    <style:style style:name="P5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</style:style>
    <style:style style:name="P6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Heading_20_2">
      <style:paragraph-properties fo:line-height="115%" fo:break-before="auto" fo:break-after="auto" style:writing-mode="lr-tb"/>
    </style:style>
    <style:style style:name="P9" style:family="paragraph" style:parent-style-name="Heading_20_1">
      <style:paragraph-properties fo:line-height="115%" fo:break-before="auto" fo:break-after="auto" style:writing-mode="lr-tb"/>
    </style:style>
    <style:style style:name="P10" style:family="paragraph" style:parent-style-name="Heading_20_1">
      <style:paragraph-properties fo:line-height="115%" fo:break-before="page" style:writing-mode="lr-tb"/>
    </style:style>
    <style:style style:name="P11" style:family="paragraph" style:parent-style-name="Title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officeooo:rsid="000e4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h.ytmefpgmm2j8"/>Raduno Invernale Open Data Sicilia <text:span text:style-name="T4">2015</text:span></text:p>
      <text:h text:style-name="P9" text:outline-level="10"><text:bookmark text:name="h.opd5e6vozkbd"/>Premessa</text:h>
      <text:p text:style-name="P1"><text:span text:style-name="T1">Open Data Sicilia </text:span>è un gruppo informale di persone che condividono l’interesse per la tematica dei dati aperti (vedi definizione dell’Agenzia per l’Italia Digitale), con particolare riguardo ai dati generati e gestiti dalla Pubblica Amministrazione. <text:s/>In quanto gruppo informale, non è semplice quantificare le reali dimensioni di Open Data Sicilia. Per avere una idea di massima è sufficiente notare che il gruppo Facebook conta più di 700 membri. </text:p>
      <text:p text:style-name="P1">In Open Data Sicilia sono presenti personalità e professionalità variegate: esponenti del mondo accademico, dipendenti della Pubblica Amministrazione, giornalisti, geomatici, etc.</text:p>
      <text:p text:style-name="P1">Il gruppo inoltre ha stabilito forti sinergie con organizzazioni presenti sul territorio. Citiamo ad esempio la <text:span text:style-name="T1">Summer School</text:span> di Patti (10-12 Luglio 2015), nata da una collaborazione tra Stretto Digitale, Digital Champions Italiani e Open Data Sicilia, e l’<text:span text:style-name="T1">opendatahacklab</text:span>, nato per iniziativa di alcuni membri di Open Data Sicilia e formalizzato con una convenzione tra Hackspace Catania e l’Università degli Studi di Catania (su proposta del Dipartimento di Matematica ed Informatica della Stessa). </text:p>
      <text:p text:style-name="P1">Ricordiamo infine l’evento svoltosi a Pedara nell’ambito dell’iniziativa <text:span text:style-name="T1">#iovotopendata</text:span>, realizzato dalle associazioni Fare Nostrum, Palestra per la mente, Hackspace Catania e Open Data Sicilia con il supporto del Comune di Pedara, in occasione delle elezioni amministrative del 2015. </text:p>
      <text:h text:style-name="P9" text:outline-level="10"><text:bookmark text:name="h.28brbw3q7omk"/>Lo “schiticchio” 2015</text:h>
      <text:p text:style-name="P1">Oltre al raduno nazionale <text:span text:style-name="T1">Spaghetti Open Data</text:span>, i momenti <text:span text:style-name="T1">sociali</text:span> del gruppo Spaghetti Open Data che si stanno configurando sono due: il <text:span text:style-name="T1">raduno</text:span> estivo, svoltosi quest’anno nella sua prima edizione nella sede del consorzio Arca a Palermo il 4 e 5 Settembre, e lo <text:span text:style-name="T1">schiticchio</text:span>, un raduno invernale più informale che ha visto il primo appuntamento avere luogo il <text:s/>27 Dicembre in provicia di Caltanissetta.</text:p>
      <text:p text:style-name="P1">Per dar seguito a quanto maturato nell’ambito di #iovotopendata ed alla luce dell’apertura dimostrata in quella occasione dalla pubblica amministrazione e della società civile, all’interno di Open Data Sicilia è maturata la decisione di svolgere il raduno invernale a Pedara con una iniziativa aperta ai dipendenti del comune e alla cittadinanza in generale. Questa decisione deve essere letta nell’ottica di coinvolgimento e partecipazione della cittadinanza nei processi di apertura dei dati. In particolare, dei dipendenti della Pubblica Amministazione che sono i primi attori di questi processi. L’obiettivo principale dell’evento è quindi mostrare, con casi concreti o ipotetici, quali applicazioni hanno gli open data e quali sono le ricadute attese dalle operazioni di apertura dei dati.</text:p>
      <text:p text:style-name="P1"/>
      <text:h text:style-name="P9" text:outline-level="10"><text:bookmark text:name="h.banr4bkg0v27"/>Programma dell’Evento (provvisorio)</text:h>
      <text:p text:style-name="P1">L’evento che si intende svolgere a Pedara e per il quale si chiede il supporto del comune sarà costituito da 4 momenti principali</text:p>
      <text:p text:style-name="P1"/>
      <text:list xml:id="list1444364439841900129" text:style-name="LS1">
        <text:list-item>
          <text:p text:style-name="P4">Una serie di <text:span text:style-name="T1">presentazioni</text:span> da svolgersi in sala conferenze. In questa sede verranno presentati alcuni concetti relativi agli open data e verranno mostrate buone pratiche e casi reali di riutilizzo di dati aperti;</text:p>
        </text:list-item>
        <text:list-item>
          <text:p text:style-name="P4">Un <text:span text:style-name="T1">pranzo sociale</text:span> occasione di socializzazione e networking</text:p>
        </text:list-item>
        <text:list-item>
          <text:p text:style-name="P4"><text:soft-page-break/><text:span text:style-name="T1">Tavoli</text:span> di lavoro gestiti dagli esponenti di Open Data Sicilia ma aperti alla partecipazione dei cittadini e dei dipendenti della Pubblica Amministrazione. L’argomento dei tavoli sarà deciso autonomamente dai componenti. Alcuni risultati attesi possono essere: definizione di documenti e manuali, studio e proposta di progetti di riutilizzo degli open data, realizzazione di applicativi software a partire dai dati, attività di liberazione dei dati.</text:p>
        </text:list-item>
        <text:list-item>
          <text:p text:style-name="P4"><text:span text:style-name="T1">Riunione Open Data Sicilia</text:span>, che è un momento riservato ai membri del gruppo nel quale si definiscono le attività futur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5-12-05T12:54:20.367709050</dc:date>
    <meta:editing-duration>P0D</meta:editing-duration>
    <meta:document-statistic meta:table-count="0" meta:image-count="0" meta:object-count="0" meta:page-count="2" meta:paragraph-count="16" meta:word-count="545" meta:character-count="3687" meta:non-whitespace-character-count="3157"/>
  </office:meta>
</office:document-meta>
</file>